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>
        <style:tab-stops>
          <style:tab-stop style:position="2.0417in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fo:min-height="0.7516in" fo:min-width="1.40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" draw:textarea-horizontal-align="justify" draw:textarea-vertical-align="middle" draw:auto-grow-height="false" fo:min-height="0.7555in" fo:min-width="2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" draw:textarea-horizontal-align="justify" draw:textarea-vertical-align="middle" draw:auto-grow-height="false" fo:min-height="1.2917in" fo:min-width="2.8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" draw:textarea-horizontal-align="justify" draw:textarea-vertical-align="middle" draw:auto-grow-height="false" fo:min-height="0.5626in" fo:min-width="0.0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" draw:textarea-horizontal-align="justify" draw:textarea-vertical-align="middle" draw:auto-grow-height="false" fo:min-height="0.7693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" draw:textarea-horizontal-align="justify" draw:textarea-vertical-align="middle" draw:auto-grow-height="false" fo:min-height="0.7811in" fo:min-width="1.7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" draw:textarea-horizontal-align="justify" draw:textarea-vertical-align="middle" draw:auto-grow-height="false" fo:min-height="0.7083in" fo:min-width="1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" draw:textarea-horizontal-align="justify" draw:textarea-vertical-align="middle" draw:auto-grow-height="false" fo:min-height="0.5937in" fo:min-width="1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textarea-horizontal-align="justify" draw:textarea-vertical-align="middle" draw:auto-grow-height="false" fo:min-height="0.6874in" fo:min-width="1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start="" draw:textarea-horizontal-align="justify" draw:textarea-vertical-align="middle" draw:auto-grow-height="false" fo:min-height="0.698in" fo:min-width="1.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marker-start="" draw:textarea-horizontal-align="justify" draw:textarea-vertical-align="middle" draw:auto-grow-height="false" fo:min-height="0.6354in" fo:min-width="1.6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start="" draw:textarea-horizontal-align="justify" draw:textarea-vertical-align="middle" draw:auto-grow-height="false" fo:min-height="0.7291in" fo:min-width="1.61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marker-start="" draw:textarea-horizontal-align="justify" draw:textarea-vertical-align="middle" draw:auto-grow-height="false" fo:min-height="0.7602in" fo:min-width="1.5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start="" draw:textarea-horizontal-align="justify" draw:textarea-vertical-align="middle" draw:auto-grow-height="false" fo:min-height="0.5417in" fo:min-width="1.6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marker-start="" draw:textarea-horizontal-align="justify" draw:textarea-vertical-align="middle" draw:auto-grow-height="false" fo:min-height="1.1457in" fo:min-width="3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start="" draw:textarea-horizontal-align="justify" draw:textarea-vertical-align="middle" draw:auto-grow-height="false" fo:min-height="0.8327in" fo:min-width="2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1.9898in" svg:height="1.063in" svg:x="2.6811in" svg:y="-0.7244in"><text:p text:style-name="P2"><text:span text:style-name="T1">Սկիզբ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3" draw:style-name="gr2" draw:text-style-name="P3" svg:width="3.6059in" svg:height="1.1996in" svg:x="1.6602in" svg:y="0.8591in"><text:p text:style-name="P2"><text:span text:style-name="T2">Ներմուծել Խ,Տ,Բ և I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4" draw:style-name="gr3" svg:width="2.8961in" svg:height="1.2921in" svg:x="1.8898in" svg:y="2.828in"><text:p text:style-name="P2"><text:span text:style-name="T1"><text:s text:c="4"/></text:span><text:span text:style-name="T1">Որպես սկզբնական թիրախ</text:span></text:p><text:p text:style-name="P2"><text:span text:style-name="T1"><text:s/></text:span><text:span text:style-name="T1">ընդունել </text:span></text:p><text:p><text:span text:style-name="T1"><text:s text:c="11"/></text:span><text:span text:style-name="T1">տարրերից որևէ մեկը</text:span></text:p><draw:enhanced-geometry svg:viewBox="0 0 21600 21600" draw:type="rectangle" draw:enhanced-path="M 0 0 L 21600 0 21600 21600 0 21600 0 0 Z N"/></draw:custom-shape><draw:custom-shape text:anchor-type="paragraph" draw:z-index="3" draw:name="Shape5" draw:style-name="gr4" svg:width="0.0213in" svg:height="0.563in" svg:x="3.6602in" svg:y="0.3382in"><text:p/><draw:enhanced-geometry svg:viewBox="0 0 21600 21600" draw:type="rectangle" draw:enhanced-path="M 0 0 L 21600 0 21600 21600 0 21600 0 0 Z N"/></draw:custom-shape><draw:custom-shape text:anchor-type="paragraph" draw:z-index="4" draw:name="Shape2" draw:style-name="gr5" svg:width="0.0012in" svg:height="0.7697in" svg:x="3.4417in" svg:y="2.0583in"><text:p/><draw:enhanced-geometry svg:viewBox="0 0 21600 21600" draw:type="rectangle" draw:enhanced-path="M 0 0 L 21600 0 21600 21600 0 21600 0 0 Z N"/></draw:custom-shape><draw:custom-shape text:anchor-type="paragraph" draw:z-index="5" draw:name="Shape6" draw:style-name="gr6" svg:width="1.7398in" svg:height="0.7815in" svg:x="-0.2043in" svg:y="2.4008in"><text:p text:style-name="P2"><text:span text:style-name="T2">Տ,Խ,Բ,I</text:span></text:p><draw:enhanced-geometry svg:viewBox="0 0 21600 21600" draw:type="rectangle" draw:enhanced-path="M 0 0 L 21600 0 21600 21600 0 21600 0 0 Z N"/></draw:custom-shape><draw:custom-shape text:anchor-type="paragraph" draw:z-index="6" draw:name="Shape7" draw:style-name="gr7" draw:text-style-name="P2" svg:width="1.5004in" svg:height="0.7087in" svg:x="3.3898in" svg:y="4.5154in"><text:p text:style-name="P2"><text:span text:style-name="T2">Խ,I,Բ,Տ</text:span></text:p><draw:enhanced-geometry svg:viewBox="0 0 21600 21600" draw:type="rectangle" draw:enhanced-path="M 0 0 L 21600 0 21600 21600 0 21600 0 0 Z N"/></draw:custom-shape><draw:custom-shape text:anchor-type="paragraph" draw:z-index="7" draw:name="Shape8" draw:style-name="gr8" svg:width="1.5524in" svg:height="0.5941in" svg:x="-0.1209in" svg:y="3.4217in"><text:p text:style-name="P2"><text:span text:style-name="T2">Խ,Տ,Բ,I</text:span></text:p><draw:enhanced-geometry svg:viewBox="0 0 21600 21600" draw:type="rectangle" draw:enhanced-path="M 0 0 L 21600 0 21600 21600 0 21600 0 0 Z N"/></draw:custom-shape><draw:custom-shape text:anchor-type="paragraph" draw:z-index="8" draw:name="Shape9" draw:style-name="gr9" svg:width="1.5004in" svg:height="0.6878in" svg:x="0.0665in" svg:y="4.2862in"><text:p text:style-name="P2"><text:span text:style-name="T2">Խ,Տ,I,Բ</text:span></text:p><draw:enhanced-geometry svg:viewBox="0 0 21600 21600" draw:type="rectangle" draw:enhanced-path="M 0 0 L 21600 0 21600 21600 0 21600 0 0 Z N"/></draw:custom-shape><draw:custom-shape text:anchor-type="paragraph" draw:z-index="9" draw:name="Shape10" draw:style-name="gr10" svg:width="1.5004in" svg:height="0.698in" svg:x="1.7228in" svg:y="4.5047in"><text:p text:style-name="P2"><text:span text:style-name="T2">Խ,I,Տ,Բ</text:span></text:p><draw:enhanced-geometry svg:viewBox="0 0 21600 21600" draw:type="rectangle" draw:enhanced-path="M 0 0 L 21600 0 21600 21600 0 21600 0 0 Z N"/></draw:custom-shape><draw:custom-shape text:anchor-type="paragraph" draw:z-index="10" draw:name="Shape11" draw:style-name="gr11" svg:width="1.6776in" svg:height="0.6358in" svg:x="5.0043in" svg:y="2.828in"><text:p text:style-name="P2"><text:span text:style-name="T2">Բ,I,Խ,Տ</text:span></text:p><draw:enhanced-geometry svg:viewBox="0 0 21600 21600" draw:type="rectangle" draw:enhanced-path="M 0 0 L 21600 0 21600 21600 0 21600 0 0 Z N"/></draw:custom-shape><draw:custom-shape text:anchor-type="paragraph" draw:z-index="11" draw:name="Shape12" draw:style-name="gr12" svg:width="1.615in" svg:height="0.7295in" svg:x="5.0457in" svg:y="3.5673in"><text:p text:style-name="P2"><text:span text:style-name="T2">I,Բ,Խ,Տ</text:span></text:p><draw:enhanced-geometry svg:viewBox="0 0 21600 21600" draw:type="rectangle" draw:enhanced-path="M 0 0 L 21600 0 21600 21600 0 21600 0 0 Z N"/></draw:custom-shape><draw:custom-shape text:anchor-type="paragraph" draw:z-index="12" draw:name="Shape13" draw:style-name="gr13" svg:width="1.5835in" svg:height="0.7606in" svg:x="5.2126in" svg:y="4.4945in"><text:p text:style-name="P2"><text:span text:style-name="T2">I,Խ</text:span><text:span text:style-name="T2">,Բ,Տ</text:span></text:p><draw:enhanced-geometry svg:viewBox="0 0 21600 21600" draw:type="rectangle" draw:enhanced-path="M 0 0 L 21600 0 21600 21600 0 21600 0 0 Z N"/></draw:custom-shape><draw:custom-shape text:anchor-type="paragraph" draw:z-index="13" draw:name="Shape14" draw:style-name="gr14" svg:width="1.6878in" svg:height="0.5421in" svg:x="5.0043in" svg:y="2.1402in"><text:p text:style-name="P2"><text:span text:style-name="T2">Բ,I,Տ,Խ</text:span></text:p><draw:enhanced-geometry svg:viewBox="0 0 21600 21600" draw:type="rectangle" draw:enhanced-path="M 0 0 L 21600 0 21600 21600 0 21600 0 0 Z N"/></draw:custom-shape><draw:line text:anchor-type="paragraph" draw:z-index="14" draw:name="Shape15" draw:style-name="gr15" draw:text-style-name="P2" svg:x1="1.5354in" svg:y1="2.8173in" svg:x2="1.8898in" svg:y2="3.1193in"><text:p/></draw:line><draw:line text:anchor-type="paragraph" draw:z-index="15" draw:name="Shape16" draw:style-name="gr15" draw:text-style-name="P2" svg:x1="1.4311in" svg:y1="3.7445in" svg:x2="1.8894in" svg:y2="3.6925in"><text:p/></draw:line><draw:line text:anchor-type="paragraph" draw:z-index="16" draw:name="Shape17" draw:style-name="gr15" draw:text-style-name="P2" svg:x1="1.5665in" svg:y1="4.515in" svg:x2="1.8894in" svg:y2="4.1193in"><text:p/></draw:line><draw:line text:anchor-type="paragraph" draw:z-index="17" draw:name="Shape18" draw:style-name="gr15" draw:text-style-name="P2" svg:x1="2.4311in" svg:y1="4.5047in" svg:x2="2.5563in" svg:y2="4.1193in"><text:p/></draw:line><draw:line text:anchor-type="paragraph" draw:z-index="18" draw:name="Shape19" draw:style-name="gr15" draw:text-style-name="P2" svg:x1="4.0146in" svg:y1="4.515in" svg:x2="4.1709in" svg:y2="4.1193in"><text:p/></draw:line><draw:line text:anchor-type="paragraph" draw:z-index="19" draw:name="Shape20" draw:style-name="gr15" draw:text-style-name="P2" svg:x1="5.2126in" svg:y1="4.5567in" svg:x2="4.7854in" svg:y2="4.1193in"><text:p/></draw:line><draw:line text:anchor-type="paragraph" draw:z-index="20" draw:name="Shape21" draw:style-name="gr15" draw:text-style-name="P2" svg:x1="5.0457in" svg:y1="3.9528in" svg:x2="4.7854in" svg:y2="3.8693in"><text:p/></draw:line><draw:line text:anchor-type="paragraph" draw:z-index="21" draw:name="Shape22" draw:style-name="gr15" draw:text-style-name="P2" svg:x1="5.0043in" svg:y1="3.1508in" svg:x2="4.7854in" svg:y2="3.2862in"><text:p/></draw:line><draw:line text:anchor-type="paragraph" draw:z-index="22" draw:name="Shape23" draw:style-name="gr15" draw:text-style-name="P2" svg:x1="5.0043in" svg:y1="2.4945in" svg:x2="4.7126in" svg:y2="2.828in"><text:p/></draw:line><draw:custom-shape text:anchor-type="paragraph" draw:z-index="23" draw:name="Shape24" draw:style-name="gr16" svg:width="3.1252in" svg:height="1.1461in" svg:x="2.1189in" svg:y="6.6819in"><text:p><text:span text:style-name="T3"><text:s text:c="23"/></text:span><text:span text:style-name="T4">Արտածել</text:span></text:p><draw:enhanced-geometry svg:viewBox="0 0 21600 21600" draw:type="rectangle" draw:enhanced-path="M 0 0 L 21600 0 21600 21600 0 21600 0 0 Z N"/></draw:custom-shape><draw:custom-shape text:anchor-type="paragraph" draw:z-index="24" draw:name="Shape25" draw:style-name="gr17" draw:text-style-name="P2" svg:width="2.8543in" svg:height="1.1776in" svg:x="2.202in" svg:y="8.7028in"><text:p text:style-name="P2"><text:span text:style-name="T4"><text:s text:c="2"/></text:span><text:span text:style-name="T4">Ավարտ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6" draw:style-name="gr15" draw:text-style-name="P2" svg:x1="3.6398in" svg:y1="7.828in" svg:x2="3.6398in" svg:y2="8.7031in"><text:p/></draw:line><draw:line text:anchor-type="paragraph" draw:z-index="26" draw:name="Shape27" draw:style-name="gr15" draw:text-style-name="P2" svg:x1="6.6917in" svg:y1="2.4634in" svg:x2="7.6398in" svg:y2="2.4634in"><text:p/></draw:line><draw:line text:anchor-type="paragraph" draw:z-index="27" draw:name="Shape28" draw:style-name="gr15" draw:text-style-name="P2" svg:x1="7.6398in" svg:y1="2.4634in" svg:x2="7.65in" svg:y2="7.7236in"><text:p/></draw:line><draw:line text:anchor-type="paragraph" draw:z-index="28" draw:name="Shape29" draw:style-name="gr15" draw:text-style-name="P2" svg:x1="7.65in" svg:y1="7.7445in" svg:x2="5.1709in" svg:y2="7.7236in"><text:p/></draw:line><draw:line text:anchor-type="paragraph" draw:z-index="29" draw:name="Shape30" draw:style-name="gr15" draw:text-style-name="P2" svg:x1="6.6811in" svg:y1="3.0882in" svg:x2="7.5248in" svg:y2="3.0882in"><text:p/></draw:line><draw:line text:anchor-type="paragraph" draw:z-index="30" draw:name="Shape31" draw:style-name="gr15" draw:text-style-name="P2" svg:x1="7.5252in" svg:y1="3.0882in" svg:x2="7.4835in" svg:y2="7.4425in"><text:p/></draw:line><draw:line text:anchor-type="paragraph" draw:z-index="31" draw:name="Shape32" draw:style-name="gr15" draw:text-style-name="P2" svg:x1="7.4831in" svg:y1="7.4425in" svg:x2="5.1811in" svg:y2="7.4634in"><text:p/></draw:line><draw:line text:anchor-type="paragraph" draw:z-index="32" draw:name="Shape34" draw:style-name="gr15" draw:text-style-name="P3" svg:x1="7.2902in" svg:y1="3.9008in" svg:x2="6.6602in" svg:y2="3.9134in"><text:p/></draw:line><draw:line text:anchor-type="paragraph" draw:z-index="33" draw:name="Shape34" draw:style-name="gr15" draw:text-style-name="P2" svg:x1="7.3272in" svg:y1="3.9134in" svg:x2="7.2854in" svg:y2="6.9654in"><text:p/></draw:line><draw:line text:anchor-type="paragraph" draw:z-index="34" draw:name="Shape33" draw:style-name="gr15" draw:text-style-name="P2" svg:x1="5.2437in" svg:y1="6.9736in" svg:x2="7.2854in" svg:y2="6.9654in"><text:p/></draw:line><draw:line text:anchor-type="paragraph" draw:z-index="35" draw:name="Shape35" draw:style-name="gr15" draw:text-style-name="P2" svg:x1="5.6189in" svg:y1="5.2547in" svg:x2="5.2437in" svg:y2="6.6819in"><text:p/></draw:line><draw:line text:anchor-type="paragraph" draw:z-index="36" draw:name="Shape36" draw:style-name="gr15" draw:text-style-name="P2" svg:x1="5.5665in" svg:y1="5.4843in" svg:x2="5.5665in" svg:y2="5.4425in"><text:p/></draw:line><draw:line text:anchor-type="paragraph" draw:z-index="37" draw:name="Shape37" draw:style-name="gr15" draw:text-style-name="P2" svg:x1="4.0563in" svg:y1="5.2236in" svg:x2="4.0252in" svg:y2="6.5571in"><text:p/></draw:line><draw:line text:anchor-type="paragraph" draw:z-index="38" draw:name="Shape38" draw:style-name="gr15" draw:text-style-name="P2" svg:x1="2.4102in" svg:y1="5.2028in" svg:x2="2.4205in" svg:y2="6.6819in"><text:p/></draw:line><draw:line text:anchor-type="paragraph" draw:z-index="39" draw:name="Shape39" draw:style-name="gr15" draw:text-style-name="P2" svg:x1="0.6398in" svg:y1="4.9736in" svg:x2="2.1189in" svg:y2="6.6819in"><text:p/></draw:line><draw:line text:anchor-type="paragraph" draw:z-index="40" draw:name="Shape40" draw:style-name="gr15" draw:text-style-name="P2" svg:x1="-0.2043in" svg:y1="2.7862in" svg:x2="-0.7252in" svg:y2="2.7654in"><text:p/></draw:line><draw:line text:anchor-type="paragraph" draw:z-index="41" draw:name="Shape41" draw:style-name="gr15" draw:text-style-name="P2" svg:x1="-0.7252in" svg:y1="2.7862in" svg:x2="-0.6941in" svg:y2="7.5465in"><text:p/></draw:line><draw:line text:anchor-type="paragraph" draw:z-index="42" draw:name="Shape42" draw:style-name="gr15" draw:text-style-name="P2" svg:x1="-0.1209in" svg:y1="3.7445in" svg:x2="-0.5063in" svg:y2="3.7445in"><text:p/></draw:line><draw:line text:anchor-type="paragraph" draw:z-index="43" draw:name="Shape43" draw:style-name="gr15" draw:text-style-name="P2" svg:x1="-0.5063in" svg:y1="3.7445in" svg:x2="-0.4126in" svg:y2="6.8902in"><text:p/></draw:line><draw:line text:anchor-type="paragraph" draw:z-index="44" draw:style-name="gr15" draw:text-style-name="P2" svg:x1="-0.3602in" svg:y1="6.8902in" svg:x2="2.0563in" svg:y2="6.9528in"><text:p/></draw:line><draw:line text:anchor-type="paragraph" draw:z-index="45" draw:name="Shape44" draw:style-name="gr15" draw:text-style-name="P2" svg:x1="-0.6937in" svg:y1="7.5465in" svg:x2="2.1189in" svg:y2="7.609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9:54:42.903553918</meta:creation-date>
    <dc:date>2018-07-05T21:15:52.684079185</dc:date>
    <meta:editing-duration>PT8M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